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color="#c9211e" loext:opacity="100%" style:font-name="Arial1" fo:font-size="24pt" fo:font-weight="bold" officeooo:rsid="001448cf" officeooo:paragraph-rsid="001448cf" style:font-size-asian="21pt" style:font-weight-asian="bold" style:font-size-complex="24pt" style:font-weight-complex="bold"/>
    </style:style>
    <style:style style:name="P2" style:family="paragraph" style:parent-style-name="Standard">
      <style:text-properties fo:color="#ff860d" loext:opacity="100%" style:font-name="Arial1" fo:font-size="14pt" fo:font-weight="bold" officeooo:rsid="001448cf" officeooo:paragraph-rsid="001448cf" style:font-size-asian="12.25pt" style:font-weight-asian="bold" style:font-size-complex="14pt" style:font-weight-complex="bold"/>
    </style:style>
    <style:style style:name="P3" style:family="paragraph" style:parent-style-name="Standard">
      <style:text-properties fo:color="#ff860d" loext:opacity="100%" style:font-name="Arial1" fo:font-size="11pt" fo:font-weight="bold" officeooo:rsid="001448cf" officeooo:paragraph-rsid="001448cf" style:font-size-asian="9.60000038146973pt" style:font-weight-asian="bold" style:font-size-complex="11pt" style:font-weight-complex="bold"/>
    </style:style>
    <style:style style:name="P4" style:family="paragraph" style:parent-style-name="Standard">
      <style:text-properties fo:color="#000000" loext:opacity="100%" style:font-name="Arial1" fo:font-size="11pt" fo:font-weight="normal" officeooo:rsid="001448cf" officeooo:paragraph-rsid="001448cf" style:font-size-asian="9.60000038146973pt" style:font-weight-asian="normal" style:font-size-complex="11pt" style:font-weight-complex="normal"/>
    </style:style>
    <style:style style:name="P5" style:family="paragraph" style:parent-style-name="Standard">
      <style:text-properties fo:color="#000000" loext:opacity="100%" style:font-name="Arial1" fo:font-size="11pt" fo:font-weight="bold" officeooo:rsid="001448cf" officeooo:paragraph-rsid="001448cf" style:font-size-asian="9.60000038146973pt" style:font-weight-asian="bold" style:font-size-complex="11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ma 6: Instalación de sistemas operativos libres.</text:p>
      <text:p text:style-name="P1"/>
      <text:p text:style-name="P2">1. Consideraciones previas a la instalación de sistemas operativos libres.</text:p>
      <text:p text:style-name="P2"/>
      <text:p text:style-name="P4">Las distribuciones GNU/Linux son sistemas operativos de software libre basadas en el mismo núcleo de Linux, pero con diferentes entornos gráficos y características.</text:p>
      <text:p text:style-name="P4"/>
      <text:p text:style-name="P4">Ubuntu es la más popular y estable, dispone de un entorno gráfico intuitivo y un conjunto de aplicaciones para escritorio.</text:p>
      <text:p text:style-name="P4">Hay otras distribuciones derivadas de Ubuntu:</text:p>
      <text:p text:style-name="P4"/>
      <text:p text:style-name="P5">· Ubuntu Cinnamon: <text:span text:style-name="T1">cuenta con una interfaz simple y similar a la de Windows.</text:span></text:p>
      <text:p text:style-name="P5"><text:span text:style-name="T1"/></text:p>
      <text:p text:style-name="P5">· Kubuntu: <text:span text:style-name="T1">sistema operativo recomendado para usuarios con conocimientos medios de informática.</text:span></text:p>
      <text:p text:style-name="P5"><text:span text:style-name="T1"/></text:p>
      <text:p text:style-name="P5">· Linux Mint: <text:span text:style-name="T1">una versión fácil de instalar, e incluye por defecto numerosas aplicaciones como Google Earth, Spotify o Whatsapp.</text:span></text:p>
      <text:p text:style-name="P5"><text:span text:style-name="T1"/></text:p>
      <text:p text:style-name="P5">· Lubuntu: <text:span text:style-name="T1">versión diseñada para ordenadores con bajos recursos de hardware.</text:span></text:p>
      <text:p text:style-name="P5"><text:span text:style-name="T1"/></text:p>
      <text:p text:style-name="P5"><text:span text:style-name="T1">Para Ubuntu, los requisitos de hardware son:</text:span></text:p>
      <text:p text:style-name="P5"><text:span text:style-name="T1"/></text:p>
      <text:p text:style-name="P5"><text:span text:style-name="T1">· 2 GHz de procesador.</text:span></text:p>
      <text:p text:style-name="P5"><text:span text:style-name="T1">· 4 GB de memoria RAM.</text:span></text:p>
      <text:p text:style-name="P5"><text:span text:style-name="T1">· 25 GB de espacio libre en disco.</text:span></text:p>
      <text:p text:style-name="P5"><text:span text:style-name="T1">· Monitor con resolución de 1024x768.</text:span></text:p>
      <text:p text:style-name="P5"><text:span text:style-name="T1"/></text:p>
      <text:p text:style-name="P2">2. Proceso de instalación de sistemas operativos libres.</text:p>
      <text:p text:style-name="P2"/>
      <text:p text:style-name="P4">Descargada la imagen ISO, se puede utilizar Rufus, software libre recomendado por Ubuntu, para la creación de dispositivos de arranque por USB.</text:p>
      <text:p text:style-name="P4">Otra herramienta similar a Rufus es Unetbootin, que permite incluso descargar desde su aplicación, la distribución y versión del sistema operativo.</text:p>
      <text:p text:style-name="P4"/>
      <text:p text:style-name="P4">Hay que conectar un dispositivo de almacenamiento USB y seleccionarlo en el apartado Dispositivo, a continuación, hacer click en seleccionar y añadir la imagen ISO de Ubuntu.</text:p>
      <text:p text:style-name="P4">Una vez creada la imagen, hay que configurar la BIOS con la secuencia de arranque correspondiente al dispositivo.</text:p>
      <text:p text:style-name="P4"/>
      <text:p text:style-name="P3">2.1. Particionar disco para el sistema.</text:p>
      <text:p text:style-name="P3"/>
      <text:p text:style-name="P4">Durante el proceso de instalación, uno de los pasos es crear una partición de disco para la instalación del sistema.</text:p>
      <text:p text:style-name="P4">Siguiendo el asistente de instalación, en la opción “tipo de instalación”, podemos crear la partición. Para ello, hay que hacer clic en “nueva tabla de particiones”, e indicar el tamaño, tipo y el sistema de archivos. El último de Linux es ext4 (permite archivos de hasta 1 exabyte).</text:p>
      <text:p text:style-name="P4">Ubuntu da la posibilidad de crear una partición con el sistema de archivos seleccionado, permitiendo que, si el ordenador tiene instalados otros sistemas operativos, todos tengan acceso a dicha partición para almacenar información.</text:p>
      <text:p text:style-name="P3"><text:soft-page-break/>2.2. Ajustes de configuración inicial del sistema.</text:p>
      <text:p text:style-name="P3"/>
      <text:p text:style-name="P4">Es conveniente aplicar las actualizaciones de software para mantener la seguridad, aplicar mejoras del sistema e instalarse/actualizar drivers. En Ubuntu se encuentran en “Mostrar aplicaciones”, “Actualizaciones de software”.</text:p>
      <text:p text:style-name="P4"/>
      <text:p text:style-name="P4">Es posible fijar un período para la búsqueda de actualizaciones, permitir que se instalen automáticamente, o activar o deshabilitar notificaciones relacionadas.</text:p>
      <text:p text:style-name="P4"/>
      <text:p text:style-name="P2">3. Automatización de instalaciones de sistemas operativos libres.</text:p>
      <text:p text:style-name="P2"/>
      <text:p text:style-name="P4">Se pueden utilizar herramientas que nos ayuden a clonar o generar una ISO de un disco duro o partición que incluyan el sistema operativo para futuros despliegues masivos o simplemente para tener una copia de seguridad de todo el sistema.</text:p>
      <text:p text:style-name="P4"/>
      <text:p text:style-name="P3">3.1. Clonezilla.</text:p>
      <text:p text:style-name="P3"/>
      <text:p text:style-name="P4">Clonezilla es uno de los software libres que se pueden utilizar para generar imágenes y posteriormente realizar su despliegue en otros equipos.</text:p>
      <text:p text:style-name="P4"/>
      <text:p text:style-name="P4">Habría que guardarla en un CD, DVD o USB para posteriormente arrancar el ordenador desde dicho dispositivo.</text:p>
      <text:p text:style-name="P4"/>
      <text:p text:style-name="P4">Se debe seleccionar Clonezilla Live y las características de hardware correspondientes del equipo donde se va a ejecutar.</text:p>
      <text:p text:style-name="P4"/>
      <text:p text:style-name="P4">Para crear la imagen del disco se debe seleccionar “disk_to_local_disk” si se va a almacenar en un dispositivo de almacenamiento conectado, o “disk_to_remote_disk” para almacenar la imagen en red.</text:p>
      <text:p text:style-name="P4"/>
      <text:p text:style-name="P3">3.2. Despliegue de la imagen con Clonezilla.</text:p>
      <text:p text:style-name="P3"/>
      <text:p text:style-name="P4">Para desplegarla en otro equipo, seleccionar durante el asistente inicial la opción “device-image”, y a continuación seleccionar el disco de origen (donde está almacenada la imagen), y el disco destino (donde se va a desplegar).</text:p>
      <text:p text:style-name="P4"/>
      <text:p text:style-name="P3">3.3. Otras herramientas.</text:p>
      <text:p text:style-name="P3"/>
      <text:p text:style-name="P5">· Redo Backup and Recovery: <text:span text:style-name="T1">similar a Clonezilla, pero cuenta con interfaz gráfica.</text:span></text:p>
      <text:p text:style-name="P5"><text:span text:style-name="T1"/></text:p>
      <text:p text:style-name="P5">· Easeus: <text:span text:style-name="T1">dispone de una interfaz gráfica muy básica.</text:span></text:p>
      <text:p text:style-name="P5"><text:span text:style-name="T1"/></text:p>
      <text:p text:style-name="P2">4. Gestión de los controladores de dispositivos.</text:p>
      <text:p text:style-name="P2"/>
      <text:p text:style-name="P4">Si es necesario instalar algún controlador adicional, éste debe ser facilitado por el propio fabricante. Estos son conocidos como <text:span text:style-name="T2">controladores privativos</text:span>.</text:p>
      <text:p text:style-name="P4"/>
      <text:p text:style-name="P4">Hay que ir a “Actualizaciones”, y a continuación hacer clic en “Más controladores”.</text:p>
      <text:p text:style-name="P4"/>
      <text:p text:style-name="P4">Para obtener información detallada sobre el hardware del equipo hay que instalar alguna de las aplicaciones existentes, como por ejemplo <text:span text:style-name="T2">Hardinfo</text:span>.</text:p>
      <text:p text:style-name="P4">Para instalarlo, habría que introducir el comando “sudo apt-get install hardinfo” o acceder desde el repositorio de aplicaciones conocido como Software de Ubuntu.</text:p>
      <text:p text:style-name="P4"/>
      <text:p text:style-name="P4">Para actualizar un controlador se debe usar el Gestor de Actualizaciones.</text:p>
      <text:p text:style-name="P4"/>
      <text:p text:style-name="P2"><text:soft-page-break/>5. Comandos Linux.</text:p>
      <text:p text:style-name="P2"/>
      <text:p text:style-name="P4">La línea de comandos puede seguir utilizándose a través de la aplicación <text:span text:style-name="T2">Terminal</text:span>.</text:p>
      <text:p text:style-name="P4">Se inicia el programa conocido como “shell”, el intérprete de comandos basados en sistemas Unix. La sintaxis de comandos Linux está basada en órdenes, que indican al shell la acción a realizar, y en argumentos, que indican al comando sobre qué se debe actuar (archivo, documento, software, etc.).</text:p>
      <text:p text:style-name="P4"/>
      <text:p text:style-name="P4">Algunos comandos básicos son:</text:p>
      <text:p text:style-name="P4"/>
      <text:p text:style-name="P5">· adduser: <text:span text:style-name="T1">añade un usuario.</text:span></text:p>
      <text:p text:style-name="P5"><text:span text:style-name="T1"/></text:p>
      <text:p text:style-name="P5">· apt-get install: <text:span text:style-name="T1">instala paquetes.</text:span></text:p>
      <text:p text:style-name="P5"><text:span text:style-name="T1"/></text:p>
      <text:p text:style-name="P5">· apt-get update: <text:span text:style-name="T1">instala actualizaciones.</text:span></text:p>
      <text:p text:style-name="P5"><text:span text:style-name="T1"/></text:p>
      <text:p text:style-name="P5">· Date: <text:span text:style-name="T1">para ver la fecha.</text:span></text:p>
      <text:p text:style-name="P5"><text:span text:style-name="T1"/></text:p>
      <text:p text:style-name="P5">· exit: <text:span text:style-name="T1">cierra ventanas y conexiones establecidas.</text:span></text:p>
      <text:p text:style-name="P5"><text:span text:style-name="T1"/></text:p>
      <text:p text:style-name="P5">· ping: <text:span text:style-name="T1">verifica la conectividad de un host en red.</text:span></text:p>
      <text:p text:style-name="P5"><text:span text:style-name="T1"/></text:p>
      <text:p text:style-name="P5">· power off: <text:span text:style-name="T1">apagar el ordenador.</text:span></text:p>
      <text:p text:style-name="P5"><text:span text:style-name="T1"/></text:p>
      <text:p text:style-name="P5">· sudo: <text:span text:style-name="T1">eleva privilegios de root.</text:span></text:p>
      <text:p text:style-name="P5"><text:span text:style-name="T1"/></text:p>
      <text:p text:style-name="P5">· Telnet: <text:span text:style-name="T1">conecta con un host remoto.</text:span></text:p>
      <text:p text:style-name="P5"><text:span text:style-name="T1"/></text:p>
      <text:p text:style-name="P5">· traceroute: <text:span text:style-name="T1">determina la ruta de un paquete en red.</text:span></text:p>
      <text:p text:style-name="P5"><text:span text:style-name="T1"/></text:p>
      <text:p text:style-name="P3">5.1. Ejecución de comandos.</text:p>
      <text:p text:style-name="P3"/>
      <text:p text:style-name="P4">El root es el “superusuario” en Linux, el usuario con todos los privilegios y permisos para realizar modificaciones del sistema.</text:p>
      <text:p text:style-name="P4"/>
      <text:p text:style-name="P4">Algunos ejemplos de la utilidad de sudo son:</text:p>
      <text:p text:style-name="P4"/>
      <text:p text:style-name="P5">· sudo apt-get install: <text:span text:style-name="T1">es la sintaxis para realizar instalaciones de software.</text:span></text:p>
      <text:p text:style-name="P5"><text:span text:style-name="T1"/></text:p>
      <text:p text:style-name="P5">· sudo apt-get update: <text:span text:style-name="T1">busca e instala paquetes de actualizaciones.</text:span></text:p>
      <text:p text:style-name="P5"><text:span text:style-name="T1"/></text:p>
      <text:p text:style-name="P5">· Usermod -aG sudo: <text:span text:style-name="T1">añade un usuario al grupo sudoers, grupo de usuarios que pueden ejecutar el comando sudo.</text:span></text:p>
      <text:p text:style-name="P5"><text:span text:style-name="T1"/></text:p>
      <text:p text:style-name="P5"><text:span text:style-name="T1">Otro comando importante es </text:span>help<text:span text:style-name="T1">, un comando de ayuda. Nos facilita información sobre otro comando indicando cuál es su uso y sintaxis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27T20:03:11.202000000</meta:creation-date>
    <dc:date>2023-11-27T20:33:26.356000000</dc:date>
    <meta:editing-duration>PT30M15S</meta:editing-duration>
    <meta:editing-cycles>1</meta:editing-cycles>
    <meta:document-statistic meta:table-count="0" meta:image-count="0" meta:object-count="0" meta:page-count="3" meta:paragraph-count="65" meta:word-count="943" meta:character-count="6113" meta:non-whitespace-character-count="5235"/>
    <meta:generator>LibreOffice/7.6.2.1$Windows_X86_64 LibreOffice_project/56f7684011345957bbf33a7ee678afaf4d2ba333</meta:generator>
  </office:meta>
</office:document-meta>
</file>